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00599d" draw:textarea-horizontal-align="justify" draw:textarea-vertical-align="middle" draw:auto-grow-height="false" fo:min-height="1.581cm" fo:min-width="5.141cm"/>
    </style:style>
    <style:style style:name="gr2" style:family="graphic" style:parent-style-name="standard">
      <style:graphic-properties draw:stroke="none" draw:fill="none" draw:fill-color="#00599d" draw:textarea-horizontal-align="justify" draw:textarea-vertical-align="middle" draw:auto-grow-height="false" fo:min-height="1.581cm" fo:min-width="5.16cm"/>
    </style:style>
    <style:style style:name="gr3" style:family="graphic" style:parent-style-name="objectwithoutfill">
      <style:graphic-properties draw:stroke="solid" draw:stroke-dash="Fine_20_Dashed" svg:stroke-width="0.018cm" svg:stroke-color="#b2b2b2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color="#579835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6c3b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6b64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6cm" fo:min-width="3.3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3.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3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2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.3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.31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599d"/>
      <style:paragraph-properties fo:text-align="center"/>
      <style:text-properties fo:color="#000000" style:font-name="Carlito" fo:font-size="12pt" fo:font-weight="bold"/>
    </style:style>
    <style:style style:name="P3" style:family="paragraph">
      <loext:graphic-properties draw:fill="none"/>
      <style:paragraph-properties fo:text-align="center"/>
      <style:text-properties fo:color="#000000" style:font-name="Carlito"/>
    </style:style>
    <style:style style:name="P4" style:family="paragraph">
      <style:paragraph-properties fo:line-height="115%"/>
    </style:style>
    <style:style style:name="P5" style:family="paragraph">
      <loext:graphic-properties draw:fill="none" draw:fill-color="#ffffff"/>
      <style:paragraph-properties fo:line-height="115%"/>
      <style:text-properties fo:color="#000000" style:font-name="Carlito" fo:font-size="12pt" style:font-size-asian="12pt" style:font-size-complex="12pt"/>
    </style:style>
    <style:style style:name="P6" style:family="paragraph">
      <loext:graphic-properties draw:fill="none" draw:fill-color="#ffffff"/>
      <style:text-properties fo:color="#000000" style:font-name="Carlito" fo:font-size="12pt" fo:font-weight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000000" style:font-name="Carlito" fo:font-size="12pt" fo:font-weight="bold"/>
    </style:style>
    <style:style style:name="P9" style:family="paragraph">
      <loext:graphic-properties draw:fill="none" draw:fill-color="#ffffff"/>
      <style:text-properties fo:color="#000000" style:font-name="Carlito"/>
    </style:style>
    <style:style style:name="P10" style:family="paragraph">
      <loext:graphic-properties draw:fill="none" draw:fill-color="#ffffff"/>
      <style:paragraph-properties fo:text-align="center"/>
      <style:text-properties fo:color="#000000" style:font-name="Carlito" fo:font-size="20pt" style:font-size-asian="20pt" style:font-size-complex="20pt"/>
    </style:style>
    <style:style style:name="T1" style:family="text">
      <style:text-properties fo:color="#000000" style:font-name="Carlito" fo:font-size="12pt" fo:font-weight="bold"/>
    </style:style>
    <style:style style:name="T2" style:family="text">
      <style:text-properties fo:color="#000000" style:font-name="Carlito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style:font-name="Carlito" fo:font-size="12pt" style:font-size-asian="12pt" style:font-size-complex="12pt"/>
    </style:style>
    <style:style style:name="T4" style:family="text">
      <style:text-properties fo:color="#000000" style:font-name="Carlito"/>
    </style:style>
    <style:style style:name="T5" style:family="text">
      <style:text-properties fo:color="#000000" style:font-name="Carlit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1.905cm" svg:x="4.77cm" svg:y="0.408cm">
          <text:p text:style-name="P1"><text:span text:style-name="T1">Does yield vary </text:span></text:p>
          <text:p text:style-name="P1"><text:span text:style-name="T1">with rotation?</text:span></text:p>
          <text:p text:style-name="P1"><text:span text:style-name="T2">ANOVA, Defined Contrasts</text:span></text:p>
          <draw:enhanced-geometry svg:viewBox="0 0 21600 21600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15cm" svg:height="1.905cm" svg:x="0.508cm" svg:y="5.515cm">
          <text:p text:style-name="P1"><text:span text:style-name="T1">Does early- and mid-season</text:span></text:p>
          <text:p text:style-name="P1"><text:span text:style-name="T1">crop health predict yield?</text:span></text:p>
          <text:p text:style-name="P1"><text:span text:style-name="T2">Structural Equation Modeling</text:span></text:p>
          <draw:enhanced-geometry svg:viewBox="0 0 21600 21600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15cm" svg:height="1.905cm" svg:x="9.017cm" svg:y="8.055cm">
          <text:p text:style-name="P1"><text:span text:style-name="T1">Does rotation </text:span></text:p>
          <text:p text:style-name="P1"><text:span text:style-name="T1">predict crop biomass?</text:span></text:p>
          <text:p text:style-name="P1"><text:span text:style-name="T2">ANOVA, Defined Contrasts</text:span></text:p>
          <draw:enhanced-geometry svg:viewBox="0 0 21600 21600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15cm" svg:height="1.905cm" svg:x="9.017cm" svg:y="10.595cm">
          <text:p text:style-name="P1"><text:span text:style-name="T1">Does rotation shape bacterial </text:span></text:p>
          <text:p text:style-name="P1"><text:span text:style-name="T1">or fungal communities?</text:span></text:p>
          <text:p text:style-name="P1"><text:span text:style-name="T2">PERMANOVA, Defined Contra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15cm" svg:height="1.905cm" svg:x="9.017cm" svg:y="13.135cm">
          <text:p text:style-name="P1"><text:span text:style-name="T1">Do rotation-sensitive </text:span></text:p>
          <text:p text:style-name="P1"><text:span text:style-name="T1">communities predict </text:span></text:p>
          <text:p text:style-name="P1"><text:span text:style-name="T1">crop health?</text:span></text:p>
          <text:p text:style-name="P1"><text:span text:style-name="T2">Structural Equation Modeling</text:span></text:p>
          <draw:enhanced-geometry svg:viewBox="0 0 21600 21600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15cm" svg:height="1.905cm" svg:x="4.745cm" svg:y="2.975cm">
          <text:p text:style-name="P1"><text:span text:style-name="T1">Which tissue measures</text:span></text:p>
          <text:p text:style-name="P1"><text:span text:style-name="T1">indicate crop health?</text:span></text:p>
          <text:p text:style-name="P1"><text:span text:style-name="T2">Confirmatory Factor Analysis</text:span></text:p>
          <draw:enhanced-geometry svg:viewBox="0 0 21600 21600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34cm" svg:height="1.905cm" svg:x="0.481cm" svg:y="8.055cm">
          <text:p text:style-name="P1"><text:span text:style-name="T1">Does rotation </text:span></text:p>
          <text:p text:style-name="P1"><text:span text:style-name="T1">predict crop health?</text:span></text:p>
          <text:p text:style-name="P1"><text:span text:style-name="T2">(PERM)ANOVA, Defined Contrasts</text:span></text:p>
          <draw:enhanced-geometry svg:viewBox="0 0 21600 21600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15cm" svg:height="1.905cm" svg:x="0.508cm" svg:y="10.595cm">
          <text:p text:style-name="P1"><text:span text:style-name="T1">Does rotation alter</text:span></text:p>
          <text:p text:style-name="P1"><text:span text:style-name="T1">nutrient availability?</text:span></text:p>
          <text:p text:style-name="P1"><text:span text:style-name="T2">(PERM)ANOVA, Defined Contrasts</text:span></text:p>
          <draw:enhanced-geometry svg:viewBox="0 0 21600 21600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15cm" svg:height="1.905cm" svg:x="0.508cm" svg:y="13.135cm">
          <text:p text:style-name="P1"><text:span text:style-name="T1">Do rotation-altered </text:span></text:p>
          <text:p text:style-name="P1"><text:span text:style-name="T1">nutrients predict </text:span></text:p>
          <text:p text:style-name="P1"><text:span text:style-name="T1">crop health?</text:span></text:p>
          <text:p text:style-name="P1"><text:span text:style-name="T2">Structural Equation Mode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15cm" svg:height="1.905cm" svg:x="9.044cm" svg:y="5.515cm">
          <text:p text:style-name="P1"><text:span text:style-name="T1">Does early- and mid-season</text:span></text:p>
          <text:p text:style-name="P1"><text:span text:style-name="T1">crop biomass predict yield?</text:span></text:p>
          <text:p text:style-name="P1"><text:span text:style-name="T2">Structural Equation Modeling</text:span></text:p>
          <draw:enhanced-geometry svg:viewBox="0 0 21600 21600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5.715cm" svg:y1="4.88cm" svg:x2="5.08cm" svg:y2="5.515cm">
          <text:p/>
        </draw:line>
        <draw:line draw:style-name="gr4" draw:text-style-name="P3" draw:layer="layout" svg:x1="11.265cm" svg:y1="7.42cm" svg:x2="11.265cm" svg:y2="8.055cm">
          <text:p/>
        </draw:line>
        <draw:line draw:style-name="gr3" draw:text-style-name="P3" draw:layer="layout" svg:x1="3.175cm" svg:y1="7.42cm" svg:x2="3.175cm" svg:y2="8.055cm">
          <text:p/>
        </draw:line>
        <draw:line draw:style-name="gr4" draw:text-style-name="P3" draw:layer="layout" svg:x1="11.265cm" svg:y1="9.96cm" svg:x2="11.265cm" svg:y2="10.655cm">
          <text:p/>
        </draw:line>
        <draw:line draw:style-name="gr3" draw:text-style-name="P3" draw:layer="layout" svg:x1="3.175cm" svg:y1="9.96cm" svg:x2="3.175cm" svg:y2="10.655cm">
          <text:p/>
        </draw:line>
        <draw:line draw:style-name="gr4" draw:text-style-name="P3" draw:layer="layout" svg:x1="11.265cm" svg:y1="12.5cm" svg:x2="11.265cm" svg:y2="13.155cm">
          <text:p/>
        </draw:line>
        <draw:line draw:style-name="gr3" draw:text-style-name="P3" draw:layer="layout" svg:x1="3.175cm" svg:y1="12.52cm" svg:x2="3.175cm" svg:y2="13.155cm">
          <text:p/>
        </draw:line>
        <draw:line draw:style-name="gr5" draw:text-style-name="P3" draw:layer="layout" svg:x1="9.225cm" svg:y1="4.88cm" svg:x2="9.86cm" svg:y2="5.515cm">
          <text:p/>
        </draw:line>
        <draw:line draw:style-name="gr5" draw:text-style-name="P3" draw:layer="layout" svg:x1="11.765cm" svg:y1="7.42cm" svg:x2="11.765cm" svg:y2="8.055cm">
          <text:p/>
        </draw:line>
        <draw:line draw:style-name="gr5" draw:text-style-name="P3" draw:layer="layout" svg:x1="11.765cm" svg:y1="9.96cm" svg:x2="11.765cm" svg:y2="10.655cm">
          <text:p/>
        </draw:line>
        <draw:line draw:style-name="gr5" draw:text-style-name="P3" draw:layer="layout" svg:x1="11.765cm" svg:y1="12.5cm" svg:x2="11.765cm" svg:y2="13.155cm">
          <text:p/>
        </draw:line>
        <draw:line draw:style-name="gr6" draw:text-style-name="P3" draw:layer="layout" svg:x1="12.265cm" svg:y1="7.42cm" svg:x2="12.265cm" svg:y2="8.055cm">
          <text:p/>
        </draw:line>
        <draw:line draw:style-name="gr6" draw:text-style-name="P3" draw:layer="layout" svg:x1="12.265cm" svg:y1="9.96cm" svg:x2="12.265cm" svg:y2="10.655cm">
          <text:p/>
        </draw:line>
        <draw:line draw:style-name="gr6" draw:text-style-name="P3" draw:layer="layout" svg:x1="12.265cm" svg:y1="12.5cm" svg:x2="12.265cm" svg:y2="13.155cm">
          <text:p/>
        </draw:line>
        <draw:line draw:style-name="gr7" draw:text-style-name="P3" draw:layer="layout" svg:x1="9.725cm" svg:y1="4.88cm" svg:x2="10.36cm" svg:y2="5.515cm">
          <text:p/>
        </draw:line>
        <draw:line draw:style-name="gr7" draw:text-style-name="P3" draw:layer="layout" svg:x1="12.765cm" svg:y1="7.42cm" svg:x2="12.765cm" svg:y2="8.055cm">
          <text:p/>
        </draw:line>
        <draw:line draw:style-name="gr7" draw:text-style-name="P3" draw:layer="layout" svg:x1="12.765cm" svg:y1="9.96cm" svg:x2="12.765cm" svg:y2="10.655cm">
          <text:p/>
        </draw:line>
        <draw:line draw:style-name="gr7" draw:text-style-name="P3" draw:layer="layout" svg:x1="12.765cm" svg:y1="12.5cm" svg:x2="12.765cm" svg:y2="13.155cm">
          <text:p/>
        </draw:line>
        <draw:custom-shape draw:style-name="gr1" draw:text-style-name="P2" draw:layer="layout" svg:width="5.715cm" svg:height="1.905cm" svg:x="9.017cm" svg:y="15.648cm">
          <text:p text:style-name="P1"><text:span text:style-name="T1">Which taxa most define</text:span></text:p>
          <text:p text:style-name="P1"><text:span text:style-name="T1">community variation?</text:span></text:p>
          <text:p text:style-name="P1"><text:span text:style-name="T2">Redundancy Analysis, Regression</text:span></text:p>
          <draw:enhanced-geometry svg:viewBox="0 0 21600 21600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15cm" svg:height="1.905cm" svg:x="0.481cm" svg:y="15.648cm">
          <text:p text:style-name="P1"><text:span text:style-name="T1">Which soil nutrients most</text:span></text:p>
          <text:p text:style-name="P1"><text:span text:style-name="T1">define nutrient availability?</text:span></text:p>
          <text:p text:style-name="P1"><text:span text:style-name="T2">Redundancy Analysis, Regression</text:span></text:p>
          <draw:enhanced-geometry svg:viewBox="0 0 21600 21600" draw:path-stretchpoint-x="10800" draw:path-stretchpoint-y="10800" draw:text-areas="?f3 ?f4 ?f5 ?f6" draw:type="round-rectangle" draw:modifiers="1439.24449108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175cm" svg:y1="15.016cm" svg:x2="3.175cm" svg:y2="15.651cm">
          <text:p/>
        </draw:line>
        <draw:line draw:style-name="gr4" draw:text-style-name="P3" draw:layer="layout" svg:x1="11.265cm" svg:y1="15cm" svg:x2="11.265cm" svg:y2="15.655cm">
          <text:p/>
        </draw:line>
        <draw:line draw:style-name="gr8" draw:text-style-name="P3" draw:layer="layout" svg:x1="11.765cm" svg:y1="15cm" svg:x2="11.765cm" svg:y2="15.655cm">
          <text:p/>
        </draw:line>
        <draw:line draw:style-name="gr6" draw:text-style-name="P3" draw:layer="layout" svg:x1="12.265cm" svg:y1="15cm" svg:x2="12.265cm" svg:y2="15.655cm">
          <text:p/>
        </draw:line>
        <draw:line draw:style-name="gr7" draw:text-style-name="P3" draw:layer="layout" svg:x1="12.765cm" svg:y1="15cm" svg:x2="12.765cm" svg:y2="15.655cm">
          <text:p/>
        </draw:line>
        <draw:frame draw:style-name="gr9" draw:text-style-name="P5" draw:layer="layout" svg:width="3.868cm" svg:height="2.686cm" svg:x="10.922cm" svg:y="0.816cm">
          <draw:text-box>
            <text:p text:style-name="P4"><text:span text:style-name="T3">Corn, Seedling</text:span></text:p>
            <text:p text:style-name="P4"><text:span text:style-name="T3">Corn, Flowering</text:span></text:p>
            <text:p text:style-name="P4"><text:span text:style-name="T3">Soybean, Seedling</text:span></text:p>
            <text:p text:style-name="P4"><text:span text:style-name="T3">Soybean, Flowering</text:span></text:p>
            <text:p text:style-name="P4"><text:span text:style-name="T3">Not Tested</text:span></text:p>
          </draw:text-box>
        </draw:frame>
        <draw:line draw:style-name="gr4" draw:text-style-name="P3" draw:layer="layout" svg:x1="10.16cm" svg:y1="2.113cm" svg:x2="11.049cm" svg:y2="2.113cm">
          <text:p/>
        </draw:line>
        <draw:line draw:style-name="gr5" draw:text-style-name="P3" draw:layer="layout" svg:x1="10.16cm" svg:y1="2.594cm" svg:x2="11.041cm" svg:y2="2.594cm">
          <text:p/>
        </draw:line>
        <draw:line draw:style-name="gr6" draw:text-style-name="P3" draw:layer="layout" svg:x1="10.16cm" svg:y1="1.17cm" svg:x2="11.049cm" svg:y2="1.17cm">
          <text:p/>
        </draw:line>
        <draw:line draw:style-name="gr7" draw:text-style-name="P3" draw:layer="layout" svg:x1="10.16cm" svg:y1="1.67cm" svg:x2="11.049cm" svg:y2="1.67cm">
          <text:p/>
        </draw:line>
        <draw:line draw:style-name="gr3" draw:text-style-name="P3" draw:layer="layout" svg:x1="10.16cm" svg:y1="3.102cm" svg:x2="11.049cm" svg:y2="3.102cm">
          <text:p/>
        </draw:line>
        <draw:frame draw:style-name="gr10" draw:text-style-name="P6" draw:layer="layout" svg:width="4.49cm" svg:height="0.675cm" svg:x="0.254cm" svg:y="4.332cm">
          <draw:text-box>
            <text:p><text:span text:style-name="T1">Nutrients and Biomass</text:span></text:p>
          </draw:text-box>
        </draw:frame>
        <draw:frame draw:style-name="gr11" draw:text-style-name="P8" draw:layer="layout" svg:width="2.881cm" svg:height="0.675cm" svg:x="11.811cm" svg:y="4.372cm">
          <draw:text-box>
            <text:p text:style-name="P7"><text:span text:style-name="T1">Biomass Only</text:span></text:p>
          </draw:text-box>
        </draw:frame>
        <draw:line draw:style-name="gr5" draw:text-style-name="P3" draw:layer="layout" svg:x1="7.439cm" svg:y1="2.24cm" svg:x2="7.439cm" svg:y2="3.002cm">
          <text:p/>
        </draw:line>
        <draw:line draw:style-name="gr7" draw:text-style-name="P3" draw:layer="layout" svg:x1="7.839cm" svg:y1="2.24cm" svg:x2="7.839cm" svg:y2="3.002cm">
          <text:p/>
        </draw:line>
        <draw:frame draw:style-name="gr12" draw:text-style-name="P9" draw:layer="layout" svg:width="0.777cm" svg:height="0.89cm" svg:x="5.08cm" svg:y="4.728cm">
          <draw:text-box>
            <text:p><text:span text:style-name="T4">x</text:span></text:p>
          </draw:text-box>
        </draw:frame>
        <draw:frame draw:style-name="gr13" draw:text-style-name="P10" draw:layer="layout" svg:width="0.809cm" svg:height="0.958cm" svg:x="2.769cm" svg:y="7.203cm">
          <draw:text-box>
            <text:p text:style-name="P1"><text:span text:style-name="T5">x</text:span></text:p>
          </draw:text-box>
        </draw:frame>
        <draw:frame draw:style-name="gr14" draw:text-style-name="P10" draw:layer="layout" svg:width="0.808cm" svg:height="0.958cm" svg:x="2.769cm" svg:y="9.798cm">
          <draw:text-box>
            <text:p text:style-name="P1"><text:span text:style-name="T5">x</text:span></text:p>
          </draw:text-box>
        </draw:frame>
        <draw:frame draw:style-name="gr13" draw:text-style-name="P10" draw:layer="layout" svg:width="0.809cm" svg:height="0.958cm" svg:x="2.795cm" svg:y="12.304cm">
          <draw:text-box>
            <text:p text:style-name="P1"><text:span text:style-name="T5">x</text:span></text:p>
          </draw:text-box>
        </draw:frame>
        <draw:frame draw:style-name="gr14" draw:text-style-name="P10" draw:layer="layout" svg:width="0.808cm" svg:height="0.958cm" svg:x="2.77cm" svg:y="14.799cm">
          <draw:text-box>
            <text:p text:style-name="P1"><text:span text:style-name="T5">x</text:span></text:p>
          </draw:text-box>
        </draw:frame>
        <draw:frame draw:style-name="gr14" draw:text-style-name="P10" draw:layer="layout" svg:width="0.808cm" svg:height="0.958cm" svg:x="11.354cm" svg:y="14.844cm">
          <draw:text-box>
            <text:p text:style-name="P1"><text:span text:style-name="T5">x</text:span></text:p>
          </draw:text-box>
        </draw:frame>
        <draw:frame draw:style-name="gr12" draw:text-style-name="P9" draw:layer="layout" svg:width="0.777cm" svg:height="0.89cm" svg:x="10.163cm" svg:y="2.674cm">
          <draw:text-box>
            <text:p><text:span text:style-name="T4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13:18:03.111693667</meta:creation-date>
    <meta:editing-duration>PT21M20S</meta:editing-duration>
    <meta:editing-cycles>10</meta:editing-cycles>
    <meta:generator>LibreOffice/6.0.5.2$Linux_X86_64 LibreOffice_project/54c8cbb85f300ac59db32fe8a675ff7683cd5a16</meta:generator>
    <dc:date>2020-09-24T14:15:27.060822234</dc:date>
    <meta:document-statistic meta:object-count="52"/>
  </office:meta>
</office:document-meta>
</file>